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style:text-underline-style="solid" style:text-underline-width="auto" style:text-underline-color="font-color" fo:font-weight="bold" officeooo:rsid="00067be9" officeooo:paragraph-rsid="00067be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67be9" officeooo:paragraph-rsid="00067be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2e57" officeooo:paragraph-rsid="00082e5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df2f0" officeooo:paragraph-rsid="000df2f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452e" officeooo:paragraph-rsid="000f452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4b009" officeooo:paragraph-rsid="0014b00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72ba3" officeooo:paragraph-rsid="00172ba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82e57" officeooo:paragraph-rsid="00082e5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82e57" officeooo:paragraph-rsid="00122c2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df2f0" officeooo:paragraph-rsid="000df2f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14b009" officeooo:paragraph-rsid="0014b00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1a1ee3" officeooo:paragraph-rsid="001a1ee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66ff" fo:font-size="14pt" style:text-underline-style="none" fo:font-weight="bold" officeooo:rsid="00082e57" officeooo:paragraph-rsid="00082e5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cc00" fo:font-size="12pt" style:text-underline-style="none" fo:font-weight="bold" officeooo:rsid="000f452e" officeooo:paragraph-rsid="000f452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82e57" officeooo:paragraph-rsid="00082e5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67be9" officeooo:paragraph-rsid="00067be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f452e" officeooo:paragraph-rsid="000f452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1a1ee3" officeooo:paragraph-rsid="001a1ee3" style:font-size-asian="14pt" style:font-weight-asian="bold" style:font-size-complex="14pt" style:font-weight-complex="bold"/>
    </style:style>
    <style:style style:name="P19" style:family="paragraph" style:parent-style-name="Standard" style:list-style-name="L10">
      <style:paragraph-properties fo:text-align="start" style:justify-single-word="false"/>
      <style:text-properties fo:color="#000000" fo:font-size="12pt" style:text-underline-style="none" fo:font-weight="normal" officeooo:rsid="00082e57" officeooo:paragraph-rsid="00082e57" style:font-size-asian="10.5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color="#000000" fo:font-size="12pt" style:text-underline-style="none" fo:font-weight="normal" officeooo:rsid="00082e57" officeooo:paragraph-rsid="000a161b" style:font-size-asian="10.5pt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beb3a" officeooo:paragraph-rsid="000beb3a" style:font-size-asian="10.5pt" style:font-weight-asian="normal" style:font-size-complex="12pt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ca362" officeooo:paragraph-rsid="000ca362" style:font-size-asian="10.5pt" style:font-weight-asian="normal" style:font-size-complex="12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df2f0" officeooo:paragraph-rsid="000df2f0" style:font-size-asian="10.5pt" style:font-weight-asian="normal" style:font-size-complex="12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color="#000000" fo:font-size="12pt" style:text-underline-style="none" fo:font-weight="normal" officeooo:rsid="000f452e" officeooo:paragraph-rsid="000f452e" style:font-size-asian="10.5pt" style:font-weight-asian="normal" style:font-size-complex="12pt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color="#000000" fo:font-size="12pt" style:text-underline-style="none" fo:font-weight="normal" officeooo:rsid="0012b19f" officeooo:paragraph-rsid="0012b19f" style:font-size-asian="10.5pt" style:font-weight-asian="normal" style:font-size-complex="12pt" style:font-weight-complex="normal"/>
    </style:style>
    <style:style style:name="P26" style:family="paragraph" style:parent-style-name="Standard" style:list-style-name="L13">
      <style:paragraph-properties fo:text-align="start" style:justify-single-word="false"/>
      <style:text-properties fo:color="#000000" fo:font-size="12pt" style:text-underline-style="none" fo:font-weight="normal" officeooo:rsid="0014b009" officeooo:paragraph-rsid="0014b009" style:font-size-asian="10.5pt" style:font-weight-asian="normal" style:font-size-complex="12pt" style:font-weight-complex="normal"/>
    </style:style>
    <style:style style:name="P27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57207" officeooo:paragraph-rsid="00157207" style:font-size-asian="10.5pt" style:font-weight-asian="normal" style:font-size-complex="12pt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6dbef" officeooo:paragraph-rsid="0016dbef" style:font-size-asian="10.5pt" style:font-weight-asian="normal" style:font-size-complex="12pt" style:font-weight-complex="normal"/>
    </style:style>
    <style:style style:name="P29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72ba3" officeooo:paragraph-rsid="00172ba3" style:font-size-asian="10.5pt" style:font-weight-asian="normal" style:font-size-complex="12pt" style:font-weight-complex="normal"/>
    </style:style>
    <style:style style:name="P30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010b" officeooo:paragraph-rsid="001c010b" style:font-size-asian="10.5pt" style:font-weight-asian="normal" style:font-size-complex="12pt" style:font-weight-complex="normal"/>
    </style:style>
    <style:style style:name="P31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9cac" officeooo:paragraph-rsid="001c9cac" style:font-size-asian="10.5pt" style:font-weight-asian="normal" style:font-size-complex="12pt" style:font-weight-complex="normal"/>
    </style:style>
    <style:style style:name="P32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bc02" officeooo:paragraph-rsid="001cbc02" style:font-size-asian="10.5pt" style:font-weight-asian="normal" style:font-size-complex="12pt" style:font-weight-complex="normal"/>
    </style:style>
    <style:style style:name="P33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d8670" officeooo:paragraph-rsid="001d8670" style:font-size-asian="10.5pt" style:font-weight-asian="normal" style:font-size-complex="12pt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bold" officeooo:rsid="0016dbef" officeooo:paragraph-rsid="0016dbef" style:font-size-asian="10.5pt" style:font-weight-asian="bold" style:font-size-complex="12pt" style:font-weight-complex="bold"/>
    </style:style>
    <style:style style:name="P35" style:family="paragraph" style:parent-style-name="Standard" style:list-style-name="L10">
      <style:paragraph-properties fo:text-align="start" style:justify-single-word="false"/>
      <style:text-properties officeooo:paragraph-rsid="000a161b"/>
    </style:style>
    <style:style style:name="P36" style:family="paragraph">
      <style:paragraph-properties fo:text-align="center"/>
    </style:style>
    <style:style style:name="T1" style:family="text">
      <style:text-properties fo:color="#000000" fo:font-size="12pt" style:text-underline-style="none" fo:font-weight="normal" officeooo:rsid="00082e5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bold" officeooo:rsid="00082e57" style:font-size-asian="10.5pt" style:font-weight-asian="bold" style:font-size-complex="12pt" style:font-weight-complex="bold"/>
    </style:style>
    <style:style style:name="T3" style:family="text">
      <style:text-properties officeooo:rsid="000c3223"/>
    </style:style>
    <style:style style:name="T4" style:family="text">
      <style:text-properties officeooo:rsid="00191ebd"/>
    </style:style>
    <style:style style:name="T5" style:family="text">
      <style:text-properties officeooo:rsid="001c00a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950e"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ncée du projet au fil des semaines</text:p>
      <text:p text:style-name="P1"/>
      <text:p text:style-name="P16">Semaine n°1 <text:span text:style-name="T4">(29.01.16)</text:span></text:p>
      <text:p text:style-name="P2"/>
      <text:list xml:id="list3542017921741420262" text:style-name="L10">
        <text:list-item>
          <text:p text:style-name="P19">Etude du sujet</text:p>
        </text:list-item>
        <text:list-item>
          <text:p text:style-name="P19">Compréhension du sujet et de ce qu'on doit faire</text:p>
        </text:list-item>
        <text:list-item>
          <text:p text:style-name="P19">Diagramme « bête à cornes »</text:p>
        </text:list-item>
        <text:list-item>
          <text:p text:style-name="P19">Diagramme pieuvre</text:p>
        </text:list-item>
        <text:list-item>
          <text:p text:style-name="P19">Commencement du diagramme FAST</text:p>
          <text:list>
            <text:list-item>
              <text:p text:style-name="P19">Manque d'informations</text:p>
            </text:list-item>
            <text:list-item>
              <text:p text:style-name="P19">Envoi d'un mail à M. Saint Bauzel</text:p>
              <text:list>
                <text:list-item>
                  <text:p text:style-name="P20">La liste la plus complète possible des capteurs qui seront reliés aux FPGA</text:p>
                </text:list-item>
                <text:list-item>
                  <text:p text:style-name="P35">La liste la plus complète possible des actionneurs &amp; capteurs reliés aux IHM</text:p>
                </text:list-item>
                <text:list-item>
                  <text:p text:style-name="P35">Le détail des caractéristiques du FPGA développée par le client (dimension, mémoire, fréquence d'horloge, nombre de port série GPIO, et autres périphériques, datasheet complète ?)</text:p>
                </text:list-item>
                <text:list-item>
                  <text:p text:style-name="P35">L'avis sur la communication sans fils (proposition LiFi, WiFi, Bluetooth, Infrared, RFID…)</text:p>
                </text:list-item>
                <text:list-item>
                  <text:p text:style-name="P35">Les différentes propositions de date pour les salons sur l'énergie nucléaire</text:p>
                </text:list-item>
                <text:list-item>
                  <text:p text:style-name="P35">Une préférence sur le protocole de dialogue inter FPGA utilisé ? (I2C, CAN, serial..?)</text:p>
                </text:list-item>
                <text:list-item>
                  <text:p text:style-name="P35">Motivations d'une carte FPGA ?</text:p>
                </text:list-item>
              </text:list>
            </text:list-item>
            <text:list-item>
              <text:p text:style-name="P35"><text:span text:style-name="T1">A revoir avec lui en </text:span><text:span text:style-name="T2">semaine n°2</text:span></text:p>
            </text:list-item>
          </text:list>
        </text:list-item>
      </text:list>
      <text:p text:style-name="P3"/>
      <text:p text:style-name="P8">Avancée correcte</text:p>
      <text:p text:style-name="P3"/>
      <text:p text:style-name="P15">Semaine n°2 <text:span text:style-name="T4">(02.02.16)</text:span></text:p>
      <text:p text:style-name="P13"/>
      <text:list xml:id="list8503500489497465682" text:style-name="L11">
        <text:list-item>
          <text:p text:style-name="P21">Mail revu avec M. Saint Bauzel</text:p>
        </text:list-item>
        <text:list-item>
          <text:p text:style-name="P21">Diagramme « bête à corne »</text:p>
        </text:list-item>
        <text:list-item>
          <text:p text:style-name="P21">Diagramme « pieuvre »</text:p>
        </text:list-item>
        <text:list-item>
          <text:p text:style-name="P21">Diagramme FAST</text:p>
        </text:list-item>
        <text:list-item>
          <text:p text:style-name="P21">Pas de réponses du client → <text:span text:style-name="T3">on utilisera des Leds, interrupteurs, …</text:span></text:p>
        </text:list-item>
        <text:list-item>
          <text:p text:style-name="P22">Revue du cahier de recette avec Mme Chotin-Avot</text:p>
          <text:list>
            <text:list-item>
              <text:p text:style-name="P23">Quelques choses à ajouter/modifier</text:p>
            </text:list-item>
          </text:list>
        </text:list-item>
      </text:list>
      <text:p text:style-name="P4"/>
      <text:p text:style-name="P10">Validation de l'analyse fonctionnelle</text:p>
      <text:p text:style-name="P10"/>
      <text:list xml:id="list5152970522792156074" text:style-name="L12">
        <text:list-item>
          <text:p text:style-name="P24">Commencement du CDCF</text:p>
        </text:list-item>
        <text:list-item>
          <text:p text:style-name="P25">Commencement de l'étude de coût</text:p>
        </text:list-item>
      </text:list>
      <text:p text:style-name="P5"/>
      <text:p text:style-name="P9">Avancée correcte</text:p>
      <text:p text:style-name="P14"/>
      <text:p text:style-name="P17">Semaine n°3 <text:span text:style-name="T4">(09.02.16)</text:span></text:p>
      <text:p text:style-name="P5"/>
      <text:list xml:id="list6780539787836588907" text:style-name="L13">
        <text:list-item>
          <text:p text:style-name="P26">CDCF à continuer</text:p>
        </text:list-item>
        <text:list-item>
          <text:p text:style-name="P26">Etude de coût</text:p>
        </text:list-item>
      </text:list>
      <text:p text:style-name="P11">Notre client : M. SAINT BAUZEL</text:p>
      <text:p text:style-name="P6"/>
      <text:p text:style-name="P6"><draw:rect text:anchor-type="paragraph" draw:z-index="12" draw:style-name="gr5" draw:text-style-name="P36" svg:width="1.456cm" svg:height="6.986cm" svg:x="15.259cm" svg:y="1.111cm"><text:p text:style-name="P36">Leds</text:p></draw:rect><draw:rect text:anchor-type="paragraph" draw:z-index="11" draw:style-name="gr5" draw:text-style-name="P36" svg:width="1.456cm" svg:height="6.986cm" svg:x="0.628cm" svg:y="1.164cm"><text:p text:style-name="P36">Boutons</text:p><text:p text:style-name="P36"/><text:p text:style-name="P36">Switch</text:p><text:p text:style-name="P36"/><text:p text:style-name="P36">Potentio</text:p></draw:rect><draw:line text:anchor-type="paragraph" draw:z-index="10" draw:style-name="gr4" draw:text-style-name="P36" svg:x1="13.989cm" svg:y1="1.72cm" svg:x2="15.497cm" svg:y2="1.72cm"><text:p/></draw:line><draw:line text:anchor-type="paragraph" draw:z-index="9" draw:style-name="gr4" draw:text-style-name="P36" svg:x1="13.963cm" svg:y1="6.006cm" svg:x2="15.603cm" svg:y2="6.006cm"><text:p/></draw:line><draw:line text:anchor-type="paragraph" draw:z-index="8" draw:style-name="gr4" draw:text-style-name="P36" svg:x1="13.963cm" svg:y1="3.625cm" svg:x2="15.498cm" svg:y2="3.625cm"><text:p/></draw:line><draw:line text:anchor-type="paragraph" draw:z-index="7" draw:style-name="gr4" draw:text-style-name="P36" svg:x1="1.58cm" svg:y1="6.244cm" svg:x2="3.009cm" svg:y2="6.244cm"><text:p/></draw:line><draw:line text:anchor-type="paragraph" draw:z-index="6" draw:style-name="gr4" draw:text-style-name="P36" svg:x1="1.554cm" svg:y1="3.969cm" svg:x2="3.089cm" svg:y2="3.969cm"><text:p/></draw:line><draw:line text:anchor-type="paragraph" draw:z-index="5" draw:style-name="gr4" draw:text-style-name="P36" svg:x1="1.528cm" svg:y1="1.931cm" svg:x2="3.116cm" svg:y2="1.931cm"><text:p/></draw:line><draw:rect text:anchor-type="paragraph" draw:z-index="4" draw:style-name="gr3" draw:text-style-name="P36" svg:width="0.98cm" svg:height="7.092cm" svg:x="13.381cm" svg:y="1.138cm"><text:p/></draw:rect><draw:rect text:anchor-type="paragraph" draw:z-index="3" draw:style-name="gr3" draw:text-style-name="P36" svg:width="0.98cm" svg:height="7.092cm" svg:x="2.559cm" svg:y="1.164cm"><text:p/></draw:rect><draw:rect text:anchor-type="paragraph" draw:z-index="2" draw:style-name="gr2" draw:text-style-name="P36" svg:width="2.805cm" svg:height="0.477cm" svg:x="7.057cm" svg:y="6.826cm"><text:p text:style-name="P36">RS232</text:p></draw:rect><draw:rect text:anchor-type="paragraph" draw:z-index="1" draw:style-name="gr1" draw:text-style-name="P36" svg:width="4.499cm" svg:height="7.092cm" svg:x="9.862cm" svg:y="1.138cm"><text:p text:style-name="P36">FPGA 2</text:p></draw:rect><draw:rect text:anchor-type="paragraph" draw:z-index="0" draw:style-name="gr1" draw:text-style-name="P36" svg:width="4.499cm" svg:height="7.092cm" svg:x="2.559cm" svg:y="1.164cm"><text:p text:style-name="P36">FPGA 1</text:p></draw:rect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6174581024822136283" text:style-name="L14">
        <text:list-item>
          <text:p text:style-name="P27">Utilisation que de GPIO</text:p>
        </text:list-item>
        <text:list-item>
          <text:p text:style-name="P28">Discussion avec Mme CHOTIN AVOT</text:p>
          <text:list>
            <text:list-item>
              <text:p text:style-name="P28">Dire sur quoi on s'engage</text:p>
            </text:list-item>
            <text:list-item>
              <text:p text:style-name="P28">« Si on a le temps on peut faire … »</text:p>
            </text:list-item>
            <text:list-item>
              <text:p text:style-name="P28">Figer les choses sur ce qu'on est sûr d'avoir dans les prochaines semaines</text:p>
            </text:list-item>
            <text:list-item>
              <text:p text:style-name="P28">pré configuration</text:p>
            </text:list-item>
            <text:list-item>
              <text:p text:style-name="P28">Programmation lorsqu'on connecte les cartes ? </text:p>
              <text:list>
                <text:list-item>
                  <text:p text:style-name="P28">Si on connecte les cartes, y a-t-il une carte qui dit quoi afficher sur l'autre ?</text:p>
                </text:list-item>
                <text:list-item>
                  <text:p text:style-name="P28">Plug&amp;Play = + dur</text:p>
                  <text:list>
                    <text:list-item>
                      <text:p text:style-name="P28">Rajouter une diffucultée ? Pas obligatoire mais bien pour nous</text:p>
                      <text:list>
                        <text:list-item>
                          <text:p text:style-name="P28">A formuler, à écrire pour montrer qu'on y a pensé (reconfiguration dynamique)</text:p>
                        </text:list-item>
                        <text:list-item>
                          <text:p text:style-name="P28">Savoir ce qu'il a en entrée ou en sortie</text:p>
                        </text:list-item>
                        <text:list-item>
                          <text:p text:style-name="P28">La carte s'adaptera lorsqu'on plugera</text:p>
                        </text:list-item>
                        <text:list-item>
                          <text:p text:style-name="P34">Intéressant</text:p>
                        </text:list-item>
                        <text:list-item>
                          <text:p text:style-name="P28">Bitstream intelligent qui se chargera d'envoyer les informations</text:p>
                        </text:list-item>
                        <text:list-item>
                          <text:p text:style-name="P28">C'est la première carte qui programmera la deuxième</text:p>
                          <text:list>
                            <text:list-item>
                              <text:p text:style-name="P28">Logiciel qui le permet ???</text:p>
                            </text:list-item>
                            <text:list-item>
                              <text:p text:style-name="P29">Reconfigur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Validation de l'analyse fonctionnelle</text:p>
            </text:list-item>
            <text:list-item>
              <text:p text:style-name="P29">CDCF à continuer</text:p>
            </text:list-item>
            <text:list-item>
              <text:p text:style-name="P29">Configurer les identifiants ?</text:p>
            </text:list-item>
          </text:list>
        </text:list-item>
      </text:list>
      <text:p text:style-name="P7"/>
      <text:p text:style-name="P12">Avancée correcte</text:p>
      <text:p text:style-name="P12"/>
      <text:p text:style-name="P18">Semaine n°4 <text:span text:style-name="T5">(16.02.16)</text:span></text:p>
      <text:p text:style-name="P18"/>
      <text:list xml:id="list20481280733682501" text:style-name="L15">
        <text:list-item>
          <text:p text:style-name="P30">CDCF en version propre et jolie</text:p>
        </text:list-item>
        <text:list-item>
          <text:p text:style-name="P30">Gantt final</text:p>
        </text:list-item>
        <text:list-item>
          <text:p text:style-name="P30">Etude de coût de notre solution</text:p>
        </text:list-item>
        <text:list-item>
          <text:p text:style-name="P32">Tutos Altera pour la carte</text:p>
        </text:list-item>
        <text:list-item>
          <text:p text:style-name="P33"><text:soft-page-break/>Mme CHOTIN AVOT</text:p>
          <text:list>
            <text:list-item>
              <text:p text:style-name="P33">Absente dans 2 semaines</text:p>
            </text:list-item>
          </text:list>
        </text:list-item>
        <text:list-item>
          <text:p text:style-name="P31">Client EDF qui vient à 10h30</text:p>
          <text:list>
            <text:list-item>
              <text:p text:style-name="P3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8:24:14.395898979</meta:creation-date>
    <dc:date>2016-02-16T11:00:09.293262774</dc:date>
    <meta:editing-duration>PT3H25M36S</meta:editing-duration>
    <meta:editing-cycles>20</meta:editing-cycles>
    <meta:generator>LibreOffice/4.2.8.2$Linux_x86 LibreOffice_project/420m0$Build-2</meta:generator>
    <meta:document-statistic meta:table-count="0" meta:image-count="0" meta:object-count="0" meta:page-count="3" meta:paragraph-count="65" meta:word-count="447" meta:character-count="2427" meta:non-whitespace-character-count="2098"/>
  </office:meta>
</office:document-meta>
</file>